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marker-end="Arrowheads_20_1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heads_20_1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413cm" svg:x="4.556cm" svg:y="5.826cm">
          <text:p text:style-name="P1"><text:span text:style-name="T1">DCC</text:span><text:span text:style-name="T2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24cm" svg:height="1.143cm" svg:x="8.493cm" svg:y="6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draw:transform="rotate (-1.5707963267949) translate (9.636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4.572cm" svg:height="2.413cm" svg:x="12.649cm" svg:y="5.826cm">
          <text:p text:style-name="P1"><text:span text:style-name="T2"><text:s/></text:span><text:span text:style-name="T1">D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24cm" svg:height="1.143cm" svg:x="11.668cm" svg:y="6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1.143cm" draw:transform="rotate (-1.5707963267949) translate (13.065cm 6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54cm" svg:stroke-color="#000000" draw:marker-start-width="0.584cm" draw:marker-start-center="false" draw:marker-end-width="0.584cm" draw:marker-end-center="false" draw:stroke-linejoin="miter" svg:stroke-linecap="butt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art Baker</meta:initial-creator>
    <meta:creation-date>2015-12-12T21:56:23.408047610</meta:creation-date>
    <dc:date>2015-12-12T22:10:38.721534318</dc:date>
    <dc:creator>Stuart Baker</dc:creator>
    <meta:editing-duration>P0D</meta:editing-duration>
    <meta:editing-cycles>1</meta:editing-cycles>
    <meta:document-statistic meta:object-count="6"/>
    <meta:generator>LibreOffice/4.2.8.2$Linux_X86_64 LibreOffice_project/420m0$Build-2</meta:generator>
  </office:meta>
</office:document-meta>
</file>